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18154d" style:font-size-asian="10pt" style:font-name-complex="Arial1" style:font-size-complex="10pt"/>
    </style:style>
    <style:style style:name="T8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9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1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2" style:family="text">
      <style:text-properties officeooo:rsid="00157b7d"/>
    </style:style>
    <style:style style:name="T13" style:family="text">
      <style:text-properties officeooo:rsid="0018154d"/>
    </style:style>
    <style:style style:name="T14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5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6" style:family="text">
      <style:text-properties officeooo:rsid="0025c4a5"/>
    </style:style>
    <style:style style:name="T17" style:family="text">
      <style:text-properties officeooo:rsid="002f8bd1" fo:background-color="transparent" loext:char-shading-value="0"/>
    </style:style>
    <style:style style:name="T18" style:family="text">
      <style:text-properties officeooo:rsid="002f8bd1"/>
    </style:style>
    <style:style style:name="T19" style:family="text">
      <style:text-properties officeooo:rsid="0035f94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{nome}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1">RG:</text:span><text:span text:style-name="T14">{rg}</text:span></text:p>
          </table:table-cell>
          <table:table-cell table:style-name="Tabela2.A3" table:number-columns-spanned="4" office:value-type="string">
            <text:p text:style-name="Table_20_Contents"><text:span text:style-name="T11">CPF: </text:span><text:span text:style-name="T15">{cpf}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8">{dtNasc}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9">( </text:span></text:span><text:span text:style-name="Fonte_20_parág._20_padrão"><text:span text:style-name="T10">{col}</text:span></text:span><text:span text:style-name="Fonte_20_parág._20_padrão"><text:span text:style-name="T9"> ) Colaborador <text:s text:c="23"/>( </text:span></text:span><text:span text:style-name="Fonte_20_parág._20_padrão"><text:span text:style-name="T10">{bol}</text:span></text:span><text:span text:style-name="Fonte_20_parág._20_padrão"><text:span text:style-name="T9"> ) Bolsista/Voluntário <text:s text:c="27"/>( </text:span></text:span><text:span text:style-name="Fonte_20_parág._20_padrão"><text:span text:style-name="T10">{ter}</text:span></text:span><text:span text:style-name="Fonte_20_parág._20_padrão"><text:span text:style-name="T9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8">{trab}</text:span> ) Viagem a trabalho <text:s text:c="5"/>( <text:span text:style-name="T18">{eve}</text:span> ) Evento/Congresso <text:s text:c="10"/>( <text:span text:style-name="T18">{trei}</text:span> 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8">{projet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8">{centroCusto}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9">{fonte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9">{atividade}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9">{tarefa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8">{origem}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8">{destin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8">{dtIda}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8">{dtVolta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{justificativ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7">{observacoes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8">{passagem}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8">{anf}</text:span> ) Aérea nacional (com franquia de bagagem)</text:p>
            <text:p text:style-name="P10">( <text:span text:style-name="T18">{an}</text:span> ) Aérea nacional (sem franquia de bagagem)</text:p>
            <text:p text:style-name="P10">( <text:span text:style-name="T18">{ai}</text:span> 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8">{tn}</text:span> ) Terrestre nacional</text:p>
            <text:p text:style-name="P10">( <text:span text:style-name="T18">{ti} </text:span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8">{veicul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8">{loc}</text:span> <text:span text:style-name="T13">)</text:span> Veículo locado*</text:p>
          </table:table-cell>
          <table:covered-table-cell/>
          <table:table-cell table:style-name="Tabela2.C20" table:number-columns-spanned="4" office:value-type="string">
            <text:p text:style-name="P28">( <text:span text:style-name="T18">{par}</text:span> 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8">{pti}</text:span> 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8">{condutor}</text:span></text:p>
            <text:p text:style-name="P23">Nº da CNH: <text:span text:style-name="T18">{cnh}</text:span></text:p>
            <text:p text:style-name="P23">Validade: <text:span text:style-name="T18">{validadeCNH}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8">{retiradaVeiculo}</text:span></text:p>
            <text:p text:style-name="P10">Data/Hora devolução do veículo na agência: <text:span text:style-name="T18">{devolucaoVeicul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8">{dtEntradaHosp}</text:span></text:p>
            <text:p text:style-name="P23">Horário de entrada: <text:span text:style-name="T18">{horaEntradaHosp}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8">{dtSaidaHosp}</text:span> </text:p>
            <text:p text:style-name="P23">Horário de saída: <text:span text:style-name="T18">{horaSaidaHosp}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{Aluguel de veículos (locado fora de Foz)}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{Combustível}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{Estacionamento}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{Passagens rodoviárias (metrô/ônibus)}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{Passagens rodoviárias internacionais}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{Pedágio}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{Seguro internacional (obrigatório)}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{Táxi}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{outros}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11T19:16:51.016849603</dc:date>
    <meta:print-date>2017-02-24T16:35:00Z</meta:print-date>
    <meta:editing-cycles>105</meta:editing-cycles>
    <meta:editing-duration>PT17H59M30S</meta:editing-duration>
    <meta:document-statistic meta:table-count="2" meta:image-count="1" meta:object-count="0" meta:page-count="2" meta:paragraph-count="76" meta:word-count="328" meta:character-count="2355" meta:non-whitespace-character-count="2033"/>
    <meta:template xlink:type="simple" xlink:actuate="onRequest" xlink:title="" xlink:href="../FORM.AP.001%20-%20Formulário%20Apoio%20Requisição%20de%20Viagem%20-%20Felipe%20-%2004-10.odt/Normal"/>
  </office:meta>
</office:document-meta>
</file>